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8.00pt"/>
    </style:style>
  </office:automatic-styles>
  <office:body>
    <office:text>
      <text:p text:style-name="P1"><text:span text:style-name="T1">Schedule of Town of Triangle Board Meetings for 2023</text:span></text:p>
      <text:p text:style-name="P1"><text:span text:style-name="T1">7 PM at the Town of Triangle Offices</text:span></text:p>
      <text:p text:style-name="P1"><text:span text:style-name="T1">2612 Liberty Street Whitney Point</text:span></text:p>
      <text:p text:style-name="P1"><text:span text:style-name="T1"/></text:p>
      <text:p text:style-name="P1"><text:span text:style-name="T1">January 12</text:span></text:p>
      <text:p text:style-name="P1"><text:span text:style-name="T1">February 9</text:span></text:p>
      <text:p text:style-name="P1"><text:span text:style-name="T1">March 9</text:span></text:p>
      <text:p text:style-name="P1"><text:span text:style-name="T1">April 13</text:span></text:p>
      <text:p text:style-name="P1"><text:span text:style-name="T1">May 11</text:span></text:p>
      <text:p text:style-name="P1"><text:span text:style-name="T1">June 8</text:span></text:p>
      <text:p text:style-name="P1"><text:span text:style-name="T1">July 13</text:span></text:p>
      <text:p text:style-name="P1"><text:span text:style-name="T1">August 10</text:span></text:p>
      <text:p text:style-name="P1"><text:span text:style-name="T1">September 14</text:span></text:p>
      <text:p text:style-name="P1"><text:span text:style-name="T1">October 12</text:span></text:p>
      <text:p text:style-name="P1"><text:span text:style-name="T1">November 9</text:span></text:p>
      <text:p text:style-name="P1"><text:span text:style-name="T1">December 14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